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Helper.setProperty( String ns , String name , Object value ,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setProperty( Project pro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Helper.replaceProperties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Helper.parsePropertyStringDefault( String value , Vector fragments , Vector propertyRef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pertyHelper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Helper.getPropertyHelper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Helper.getInternalUs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evaluate( String property , PropertyHelper propertyHel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Helper.parsePropertyString( String value , Vector fragments , Vector property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getUser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Helper.setNewProperty( String ns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setNext( PropertyHelp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parsePropertie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Helper.setInheritedProperty( String ns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getPropertyHook( String ns , String name , boolean u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Helper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getUserProperty( String n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getIntern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copyInheritedProperties( Pro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Helper.setNewProperty( String name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Helper.setInherited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Helper.setProjec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copyUserProperties( Pro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Helper.parsePropertyName( String s , ParsePosition pos , ParseNextProperty notUs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Helper.add( Delegate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Helper.setUserProperty( String ns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setProperty( String name , Object value , boolean verbo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yHelper.getDelegates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Helper.containsPropertie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Helper.getPropert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Helper.getInheri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Helper.getUs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Helper.replaceProperties( String ns , String value , Hashtable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setNewProperty( Project pro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Helper.getDelegateInterfaces( Delegate 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Helper.getExpan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getInternalInheri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Property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Helper.setPropertyHook( String ns , String name , Object value , boolean inherited , boolean user , boolean isNe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Helper.getProperty( Project projec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Helper.getProperty( String n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Helper.setUser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